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7" style:family="table-column">
      <style:table-column-properties fo:break-before="auto" style:column-width="10.246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1.75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2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3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4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9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3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4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6" table:default-cell-style-name="ce39"/>
        <table:table-column table:style-name="co5" table:number-columns-repeated="16378" table:default-cell-style-name="ce39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10-24" calcext:value-type="date">
            <text:p>24/10/24</text:p>
          </table:table-cell>
          <table:table-cell table:style-name="ce38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Violentometer: measuring violence on the Web in real tim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23" calcext:value-type="date">
            <text:p>23/10/24</text:p>
          </table:table-cell>
          <table:table-cell table:style-name="ce38" office:value-type="string" calcext:value-type="string">
            <text:p>Scribd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Data Augmentation for improving Hate Speech Detection on Social Network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0-11-30" calcext:value-type="date">
            <text:p>30/11/20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Profane Words on Twitter: an analysis of the use of swear words in different countrie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2-05-23" calcext:value-type="date">
            <text:p>23/05/22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Should We Translate? Evaluating Toxicity in Online Comments when Translating from Portuguese to English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2-11-07" calcext:value-type="date">
            <text:p>07/11/22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On the Globalization of the QAnon Conspiracy Theory Through Telegram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5-30" calcext:value-type="date">
            <text:p>30/05/23</text:p>
          </table:table-cell>
          <table:table-cell table:style-name="ce38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41"/>
          <table:table-cell table:number-columns-repeated="16377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modal Hate Speech Detection via Cross-Domain Knowledge Transfer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date" office:date-value="2022-10-10" calcext:value-type="date">
            <text:p>10/10/22</text:p>
          </table:table-cell>
          <table:table-cell table:style-name="ce38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date" office:date-value="2021-10-25" calcext:value-type="date">
            <text:p>25/10/21</text:p>
          </table:table-cell>
          <table:table-cell table:style-name="ce38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1-15" calcext:value-type="date">
            <text:p>15/01/24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23" calcext:value-type="date">
            <text:p>23/05/24</text:p>
          </table:table-cell>
          <table:table-cell table:style-name="ce38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yber-aggression, Cyberbullying, and Cyber-grooming: A Survey and Research Challenge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4" calcext:value-type="float">
            <text:p>44</text:p>
          </table:table-cell>
          <table:table-cell table:style-name="ce47" office:value-type="date" office:date-value="2021-01-02" calcext:value-type="date">
            <text:p>02/01/21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2" calcext:value-type="float">
            <text:p>12</text:p>
          </table:table-cell>
          <table:table-cell table:style-name="ce41" office:value-type="string" calcext:value-type="string">
            <text:p>Analyzing Polarization And Toxicity On Political Debate In Brazilian TikTok Videos Transcrip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3-04-30" calcext:value-type="date">
            <text:p>30/04/23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7" calcext:value-type="date">
            <text:p>07/09/23</text:p>
          </table:table-cell>
          <table:table-cell table:style-name="ce38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A New Generation of Perspective API: Efficient Multilingual Character-level Transformer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1" calcext:value-type="float">
            <text:p>41</text:p>
          </table:table-cell>
          <table:table-cell table:style-name="ce47" office:value-type="date" office:date-value="2022-08-14" calcext:value-type="date">
            <text:p>14/08/22</text:p>
          </table:table-cell>
          <table:table-cell table:style-name="ce38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7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everaging Transfer Learning for Hate Speech Detection in Portuguese Social Media Pos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07-30" calcext:value-type="date">
            <text:p>30/07/24</text:p>
          </table:table-cell>
          <table:table-cell table:style-name="ce38" office:value-type="string" calcext:value-type="string">
            <text:p><text:a xlink:href="https://ieeexplore.ieee.org/document/10602515" xlink:type="simple">https://ieeexplore.ieee.org/document/10602515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MLHS-CGCapNet: A Lightweight Model for Multilingual Hate Speech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8-12" calcext:value-type="date">
            <text:p>12/08/24</text:p>
          </table:table-cell>
          <table:table-cell table:style-name="ce38" office:value-type="string" calcext:value-type="string">
            <text:p><text:a xlink:href="https://ieeexplore.ieee.org/document/10613616" xlink:type="simple">https://ieeexplore.ieee.org/document/10613616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Cross-Lingual Few-Shot Hate Speech and Offensive Language Detection Using Meta Learning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5" calcext:value-type="float">
            <text:p>25</text:p>
          </table:table-cell>
          <table:table-cell table:style-name="ce47" office:value-type="date" office:date-value="2022-02-10" calcext:value-type="date">
            <text:p>10/02/22</text:p>
          </table:table-cell>
          <table:table-cell table:style-name="ce38" office:value-type="string" calcext:value-type="string">
            <text:p><text:a xlink:href="https://ieeexplore.ieee.org/document/9696324" xlink:type="simple">https://ieeexplore.ieee.org/document/9696324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Enhancing Multilingual Hate Speech Detection: From Language-Specific Insights to Cross-Linguistic Integra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9-10" calcext:value-type="date">
            <text:p>10/09/24</text:p>
          </table:table-cell>
          <table:table-cell table:style-name="ce38" office:value-type="string" calcext:value-type="string">
            <text:p><text:a xlink:href="https://ieeexplore.ieee.org/document/10662891" xlink:type="simple">https://ieeexplore.ieee.org/document/10662891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Hate Speech and Abusive Laungage Detection In Twitter and Challenges: Review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8-11" calcext:value-type="date">
            <text:p>11/08/22</text:p>
          </table:table-cell>
          <table:table-cell table:style-name="ce38" office:value-type="string" calcext:value-type="string">
            <text:p><text:a xlink:href="https://ieeexplore.ieee.org/document/9844317" xlink:type="simple">https://ieeexplore.ieee.org/document/9844317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Framework to Create Sentiment Lexicons For Extremism Detection in Text Documen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10-02" calcext:value-type="date">
            <text:p>02/10/23</text:p>
          </table:table-cell>
          <table:table-cell table:style-name="ce38" office:value-type="string" calcext:value-type="string">
            <text:p><text:a xlink:href="https://ieeexplore.ieee.org/document/10263761" xlink:type="simple">https://ieeexplore.ieee.org/document/10263761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lingual Obnoxious Message Classification using Bidirectional Encoder Representation from Transformers (BERT)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3-09-29" calcext:value-type="date">
            <text:p>29/09/23</text:p>
          </table:table-cell>
          <table:table-cell table:style-name="ce38" office:value-type="string" calcext:value-type="string">
            <text:p><text:a xlink:href="https://ieeexplore.ieee.org/document/10262469" xlink:type="simple">https://ieeexplore.ieee.org/document/10262469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When the Timeline Meets the Pipeline: A Survey on Automated Cyberbullying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3" calcext:value-type="float">
            <text:p>33</text:p>
          </table:table-cell>
          <table:table-cell table:style-name="ce47" office:value-type="date" office:date-value="2021-07-28" calcext:value-type="date">
            <text:p>28/07/21</text:p>
          </table:table-cell>
          <table:table-cell table:style-name="ce38" office:value-type="string" calcext:value-type="string">
            <text:p><text:a xlink:href="https://ieeexplore.ieee.org/document/9492047" xlink:type="simple">https://ieeexplore.ieee.org/document/9492047</text:a></text:p>
          </table:table-cell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Investigating Deep Learning Approaches for Hate Speech Detection in Social Media : Portuguese-BR twee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8-15" calcext:value-type="date">
            <text:p>15/08/23</text:p>
          </table:table-cell>
          <table:table-cell table:style-name="ce38" office:value-type="string" calcext:value-type="string">
            <text:p><text:a xlink:href="https://ieeexplore.ieee.org/document/10211751" xlink:type="simple">https://ieeexplore.ieee.org/document/10211751</text:a></text:p>
          </table:table-cell>
          <table:table-cell table:style-name="ce41"/>
        </table:table-row>
        <table:table-row table:style-name="ro5" table:number-rows-repeated="5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 table:number-rows-repeated="9">
          <table:table-cell table:number-columns-repeated="5"/>
          <table:table-cell table:style-name="Default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opus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0" table:default-cell-style-name="ce50"/>
        <table:table-column table:style-name="co11" table:default-cell-style-name="ce50"/>
        <table:table-column table:style-name="co5" table:number-columns-repeated="16377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ong short-term memory model for classification of english-{PtBR} cross-lingual hate speech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19-11-01" calcext:value-type="date">
            <text:p>01/11/19</text:p>
          </table:table-cell>
          <table:table-cell table:style-name="ce38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3-05-08" calcext:value-type="date">
            <text:p>08/05/23</text:p>
          </table:table-cell>
          <table:table-cell table:style-name="ce38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Semi-{Supervised} {Annotation} of {Portuguese} {Hate} {Speech} {Across} {Social} {Media} {Domain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1-04-09" calcext:value-type="date">
            <text:p>09/04/21</text:p>
          </table:table-cell>
          <table:table-cell table:style-name="ce38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7-11" calcext:value-type="date">
            <text:p>11/07/24</text:p>
          </table:table-cell>
          <table:table-cell table:style-name="ce38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09" calcext:value-type="date">
            <text:p>09/09/24</text:p>
          </table:table-cell>
          <table:table-cell table:style-name="ce38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Improving hate speech detection using {Cross}-{Lingual} {Learn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8-10" calcext:value-type="date">
            <text:p>10/08/23</text:p>
          </table:table-cell>
          <table:table-cell table:style-name="ce38" office:value-type="string" calcext:value-type="string">
            <text:p><text:a xlink:href="https://www.sciencedirect.com/science/article/pii/S0957417423016172?casa_token=afRz_9krLCEAAAAA:KdI8G2xLORKBMcneNf_A6SK9YjT85iciFqNDYRBdV8gP85VnK6VH6e6Rj7-9hMEZZ3i-_MXGDUxq" xlink:type="simple">https://www.sciencedirect.com/science/article/pii/S0957417423016172?casa_token=afRz_9krLCEAAAAA:KdI8G2xLORKBMcneNf_A6SK9YjT85iciFqNDYRBdV8gP85VnK6VH6e6Rj7-9hMEZZ3i-_MXGDUxq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Brazilian {Portuguese} {Hate} {Speech} {Classification} using {BERTimbau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5-04" calcext:value-type="date">
            <text:p>04/05/22</text:p>
          </table:table-cell>
          <table:table-cell table:style-name="ce38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date" office:date-value="2022-06-25" calcext:value-type="date">
            <text:p>25/06/22</text:p>
          </table:table-cell>
          <table:table-cell table:style-name="ce38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{OLID}-{BR}: offensive language identification dataset for {Brazilian} {Portugues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3-05-03" calcext:value-type="date">
            <text:p>03/05/23</text:p>
          </table:table-cell>
          <table:table-cell table:style-name="ce38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ontextual-{Lexicon} {Approach} for {Abusive} {Language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2" calcext:value-type="float">
            <text:p>12</text:p>
          </table:table-cell>
          <table:table-cell table:style-name="ce41" office:value-type="string" calcext:value-type="string">
            <text:p>The {Impact} of {Data} {Augmentation} on the {Hate} {Speech} {Detection} in {Portuguese} {Languag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13" calcext:value-type="date">
            <text:p>13/05/24</text:p>
          </table:table-cell>
          <table:table-cell table:style-name="ce38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Comparing {Different} {Approaches} for {Detecting} {Hate} {Speech} in {Online} {Portuguese} {Comment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{NoHateBrazil}: {A} {Brazilian} {Portuguese} {Text} {Offensiveness} {Analysis} {System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6" calcext:value-type="date">
            <text:p>06/09/23</text:p>
          </table:table-cell>
          <table:table-cell table:style-name="ce38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twitter corpus and baselines for evaluating demographic bias in hate speech recognition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57" calcext:value-type="float">
            <text:p>57</text:p>
          </table:table-cell>
          <table:table-cell table:style-name="ce47" office:value-type="date" office:date-value="2020-05-16" calcext:value-type="date">
            <text:p>16/05/20</text:p>
          </table:table-cell>
          <table:table-cell table:style-name="ce38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2" table:default-cell-style-name="ce50"/>
        <table:table-column table:style-name="co5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 literature survey on multimodal and multilingual automatic hate speech identifica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1-20" calcext:value-type="date">
            <text:p>20/01/23</text:p>
          </table:table-cell>
          <table:table-cell table:style-name="ce38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A comprehensive review on automatic hate speech detection in the age of the transformer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09" calcext:value-type="date">
            <text:p>09/10/24</text:p>
          </table:table-cell>
          <table:table-cell table:style-name="ce38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Application-specific word embeddings for hate and offensive language detec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2-01-25" calcext:value-type="date">
            <text:p>25/01/22</text:p>
          </table:table-cell>
          <table:table-cell table:style-name="ce38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A survey and comparative study on negative sentiment analysis in social media data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An online and highly-scalable streaming platform for filtering trolls with transfer learning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4-29" calcext:value-type="date">
            <text:p>29/04/23</text:p>
          </table:table-cell>
          <table:table-cell table:style-name="ce38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Cyberbullying detection on social multimedia using soft computing techniques: a meta-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6" calcext:value-type="float">
            <text:p>56</text:p>
          </table:table-cell>
          <table:table-cell table:style-name="ce47" office:value-type="date" office:date-value="2019-01-23" calcext:value-type="date">
            <text:p>23/01/19</text:p>
          </table:table-cell>
          <table:table-cell table:style-name="ce38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A survey of extremism online content analysis and prediction techniques in twitter based on sentiment 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5-18" calcext:value-type="date">
            <text:p>18/05/22</text:p>
          </table:table-cell>
          <table:table-cell table:style-name="ce38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Using {Cross} {Lingual} {Learning} for {Detecting} {Hate} {Speech} in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Natural {Language} {Processing} {Techniques} for {Hate} {Speech} {Evaluation} for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9" calcext:value-type="date">
            <text:p>29/06/23</text:p>
          </table:table-cell>
          <table:table-cell table:style-name="ce38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41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A {Deep} {Dive} into {Multilingual} {Hate} {Speech} {Classifica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date" office:date-value="2021-02-25" calcext:value-type="date">
            <text:p>25/02/21</text:p>
          </table:table-cell>
          <table:table-cell table:style-name="ce38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41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Sexist {Hate} {Speech}: {Identifying} {Potential} {Online} {Verbal} {Violence} {Instanc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2-03-16" calcext:value-type="date">
            <text:p>16/03/22</text:p>
          </table:table-cell>
          <table:table-cell table:style-name="ce38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41"/>
        </table:table-row>
        <table:table-row table:style-name="ro3">
          <table:table-cell table:style-name="ce51" office:value-type="float" office:value="12" calcext:value-type="float">
            <text:p>12</text:p>
          </table:table-cell>
          <table:table-cell table:style-name="ce52" office:value-type="string" calcext:value-type="string">
            <text:p>Building and {Analysing} an {Online} {Hate} {Speech} {Corpus}: {The} {NETLANG} {Experience} and {Beyond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52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Application of {Data} {Augmentation} {Techniques} for {Hate} {Speech} {Detection} with {Deep} {Learning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3" calcext:value-type="date">
            <text:p>03/09/21</text:p>
          </table:table-cell>
          <table:table-cell table:style-name="ce38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41"/>
        </table:table-row>
        <table:table-row table:style-name="ro3">
          <table:table-cell table:style-name="ce51" office:value-type="float" office:value="14" calcext:value-type="float">
            <text:p>14</text:p>
          </table:table-cell>
          <table:table-cell table:style-name="ce52" office:value-type="string" calcext:value-type="string">
            <text:p>Improving {NLP} {Techniques} by {Integrating} {Linguistic} {Input} to {Detect} {Hate} {Speech} in {CMC} {Corpora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52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{Hate} {Speech} {Detection} {Using} {Semi}-supervised {Generative} {Adversarial} {Network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29" calcext:value-type="date">
            <text:p>29/02/24</text:p>
          </table:table-cell>
          <table:table-cell table:style-name="ce38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41"/>
        </table:table-row>
        <table:table-row table:style-name="ro3">
          <table:table-cell table:style-name="ce38" office:value-type="float" office:value="16" calcext:value-type="float">
            <text:p>16</text:p>
          </table:table-cell>
          <table:table-cell table:style-name="ce41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19" calcext:value-type="date">
            <text:p>19/09/24</text:p>
          </table:table-cell>
          <table:table-cell table:style-name="ce38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41"/>
        </table:table-row>
        <table:table-row table:style-name="ro3">
          <table:table-cell table:style-name="ce38" office:value-type="float" office:value="17" calcext:value-type="float">
            <text:p>17</text:p>
          </table:table-cell>
          <table:table-cell table:style-name="ce41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10-19" calcext:value-type="date">
            <text:p>19/10/20</text:p>
          </table:table-cell>
          <table:table-cell table:style-name="ce38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4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1" office:value-type="string" calcext:value-type="string">
            <text:p>Multidimensional and {Multilingual} {Emotional} {Analysi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41"/>
        </table:table-row>
        <table:table-row table:style-name="ro3">
          <table:table-cell table:style-name="ce38" office:value-type="float" office:value="19" calcext:value-type="float">
            <text:p>19</text:p>
          </table:table-cell>
          <table:table-cell table:style-name="ce41" office:value-type="string" calcext:value-type="string">
            <text:p>Multilingual {Toxic} {Comment} {Classification} {Using} {Bidirectional} {LSTM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6" calcext:value-type="date">
            <text:p>16/02/24</text:p>
          </table:table-cell>
          <table:table-cell table:style-name="ce38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1" office:value-type="string" calcext:value-type="string">
            <text:p>Toxicity in {Evolving} {Twitter} {Topic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6" calcext:value-type="date">
            <text:p>26/06/23</text:p>
          </table:table-cell>
          <table:table-cell table:style-name="ce38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41"/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41" office:value-type="string" calcext:value-type="string">
            <text:p>Measuring {Controversy} in {Social} {Networks} {Through} {NLP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09-17" calcext:value-type="date">
            <text:p>17/09/20</text:p>
          </table:table-cell>
          <table:table-cell table:style-name="ce38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41"/>
        </table:table-row>
        <table:table-row table:style-name="ro3">
          <table:table-cell table:style-name="ce38" office:value-type="float" office:value="22" calcext:value-type="float">
            <text:p>22</text:p>
          </table:table-cell>
          <table:table-cell table:style-name="ce41" office:value-type="string" calcext:value-type="string">
            <text:p>{GemBode} and {PhiBode}: {Adapting} {Small} {Language} {Models} to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1-17" calcext:value-type="date">
            <text:p>17/11/24</text:p>
          </table:table-cell>
          <table:table-cell table:style-name="ce38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41"/>
        </table:table-row>
        <table:table-row table:style-name="ro3">
          <table:table-cell table:style-name="ce38" office:value-type="float" office:value="23" calcext:value-type="float">
            <text:p>23</text:p>
          </table:table-cell>
          <table:table-cell table:style-name="ce41" office:value-type="string" calcext:value-type="string">
            <text:p>Resources and benchmark corpora for hate speech detection: a systematic review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8" calcext:value-type="float">
            <text:p>158</text:p>
          </table:table-cell>
          <table:table-cell table:style-name="ce47" office:value-type="date" office:date-value="2020-09-30" calcext:value-type="date">
            <text:p>30/09/20</text:p>
          </table:table-cell>
          <table:table-cell table:style-name="ce38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41"/>
        </table:table-row>
        <table:table-row table:style-name="ro3">
          <table:table-cell table:style-name="ce38" office:value-type="float" office:value="24" calcext:value-type="float">
            <text:p>24</text:p>
          </table:table-cell>
          <table:table-cell table:style-name="ce41" office:value-type="string" calcext:value-type="string">
            <text:p>Towards multidomain and multilingual abusive language detection: a survey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date" office:date-value="2021-08-11" calcext:value-type="date">
            <text:p>11/08/21</text:p>
          </table:table-cell>
          <table:table-cell table:style-name="ce38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41"/>
        </table:table-row>
        <table:table-row table:style-name="ro3">
          <table:table-cell table:style-name="ce38" office:value-type="float" office:value="25" calcext:value-type="float">
            <text:p>25</text:p>
          </table:table-cell>
          <table:table-cell table:style-name="ce41" office:value-type="string" calcext:value-type="string">
            <text:p>{NetAC}, {An} {Automatic} {Classifier} of {Online} {Hate} {Speech} {Comment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1-09-29" calcext:value-type="date">
            <text:p>29/09/21</text:p>
          </table:table-cell>
          <table:table-cell table:style-name="ce38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41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58:35.4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0T10:38:22.355000000</dc:date>
    <meta:editing-duration>PT54M9S</meta:editing-duration>
    <meta:editing-cycles>13</meta:editing-cycles>
    <meta:generator>LibreOffice/24.8.3.2$Windows_X86_64 LibreOffice_project/48a6bac9e7e268aeb4c3483fcf825c94556d9f92</meta:generator>
    <meta:document-statistic meta:table-count="4" meta:cell-count="406" meta:object-count="0"/>
  </office:meta>
</office:document-meta>
</file>